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ableSelector.isSelected( File basedir , String filename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ableSelector.isSelected( Resour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